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20100000255000000AD7AFDD7566E1DB799.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Inter" svg:font-family="Inter"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Inter1" svg:font-family="Inter"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8.9583in" fo:margin-left="0.1111in" fo:margin-top="0in" fo:margin-bottom="0in" table:align="left"/>
    </style:style>
    <style:style style:name="Table1.A" style:family="table-column">
      <style:table-column-properties style:column-width="3.1868in"/>
    </style:style>
    <style:style style:name="Table1.B" style:family="table-column">
      <style:table-column-properties style:column-width="5.7708in"/>
    </style:style>
    <style:style style:name="Table1.1" style:family="table-row">
      <style:table-row-properties style:min-row-height="0.2778in" fo:keep-together="auto"/>
    </style:style>
    <style:style style:name="Table1.A1" style:family="table-cell">
      <style:table-cell-properties style:vertical-align="" fo:background-color="#434343" fo:padding="0.0694in" fo:border="1pt solid #b7b7b7">
        <style:background-image/>
      </style:table-cell-properties>
    </style:style>
    <style:style style:name="Table1.3" style:family="table-row">
      <style:table-row-properties style:min-row-height="0.6146in" fo:keep-together="auto"/>
    </style:style>
    <style:style style:name="Table1.B3" style:family="table-cell">
      <style:table-cell-properties style:vertical-align="" fo:padding="0.0694in" fo:border="1pt solid #b7b7b7"/>
    </style:style>
    <style:style style:name="Table1.4" style:family="table-row">
      <style:table-row-properties style:min-row-height="0.4583in" fo:keep-together="auto"/>
    </style:style>
    <style:style style:name="Table1.B4" style:family="table-cell">
      <style:table-cell-properties style:vertical-align="" fo:padding="0.0694in" fo:border="1pt solid #b7b7b7"/>
    </style:style>
    <style:style style:name="Table1.5" style:family="table-row">
      <style:table-row-properties style:min-row-height="0.8229in" fo:keep-together="auto"/>
    </style:style>
    <style:style style:name="Table1.B5" style:family="table-cell">
      <style:table-cell-properties style:vertical-align="" fo:padding="0.0694in" fo:border="1pt solid #b7b7b7"/>
    </style:style>
    <style:style style:name="Table2" style:family="table">
      <style:table-properties style:width="8.9597in" fo:margin-left="0.1111in" fo:margin-top="0in" fo:margin-bottom="0in" table:align="left"/>
    </style:style>
    <style:style style:name="Table2.A" style:family="table-column">
      <style:table-column-properties style:column-width="0.334in"/>
    </style:style>
    <style:style style:name="Table2.B" style:family="table-column">
      <style:table-column-properties style:column-width="3.3326in"/>
    </style:style>
    <style:style style:name="Table2.C" style:family="table-column">
      <style:table-column-properties style:column-width="2.8125in"/>
    </style:style>
    <style:style style:name="Table2.D" style:family="table-column">
      <style:table-column-properties style:column-width="2.4799in"/>
    </style:style>
    <style:style style:name="Table2.1" style:family="table-row">
      <style:table-row-properties style:min-row-height="0.2778in" fo:keep-together="auto"/>
    </style:style>
    <style:style style:name="Table2.A1" style:family="table-cell">
      <style:table-cell-properties style:vertical-align="" fo:background-color="#434343" fo:padding="0.0694in" fo:border="1pt solid #000000">
        <style:background-image/>
      </style:table-cell-properties>
    </style:style>
    <style:style style:name="Table2.2" style:family="table-row">
      <style:table-row-properties style:min-row-height="0.2917in" fo:keep-together="auto"/>
    </style:style>
    <style:style style:name="Table2.A2" style:family="table-cell">
      <style:table-cell-properties style:vertical-align="" fo:background-color="#ffffff" fo:padding="0.0694in" fo:border="1pt solid #000000">
        <style:background-image/>
      </style:table-cell-properties>
    </style:style>
    <style:style style:name="Table2.B2" style:family="table-cell">
      <style:table-cell-properties style:vertical-align="" fo:padding="0.0694in" fo:border="1pt solid #000000"/>
    </style:style>
    <style:style style:name="Table2.C2" style:family="table-cell">
      <style:table-cell-properties style:vertical-align="" fo:padding="0.0694in" fo:border="1pt solid #000000"/>
    </style:style>
    <style:style style:name="Table2.D2" style:family="table-cell">
      <style:table-cell-properties style:vertical-align="" fo:padding="0.0694in" fo:border="1pt solid #000000"/>
    </style:style>
    <style:style style:name="Table2.B3" style:family="table-cell">
      <style:table-cell-properties style:vertical-align="" fo:padding="0.0694in" fo:border="1pt solid #000000"/>
    </style:style>
    <style:style style:name="Table2.C3" style:family="table-cell">
      <style:table-cell-properties style:vertical-align="" fo:padding="0.0694in" fo:border="1pt solid #000000"/>
    </style:style>
    <style:style style:name="Table2.D3" style:family="table-cell">
      <style:table-cell-properties style:vertical-align="" fo:padding="0.0694in" fo:border="1pt solid #000000"/>
    </style:style>
    <style:style style:name="Table2.B4" style:family="table-cell">
      <style:table-cell-properties style:vertical-align="" fo:padding="0.0694in" fo:border="1pt solid #000000"/>
    </style:style>
    <style:style style:name="Table2.C4" style:family="table-cell">
      <style:table-cell-properties style:vertical-align="" fo:padding="0.0694in" fo:border="1pt solid #000000"/>
    </style:style>
    <style:style style:name="Table2.D4" style:family="table-cell">
      <style:table-cell-properties style:vertical-align="" fo:padding="0.0694in" fo:border="1pt solid #000000"/>
    </style:style>
    <style:style style:name="Table2.B5" style:family="table-cell">
      <style:table-cell-properties style:vertical-align="" fo:padding="0.0694in" fo:border="1pt solid #000000"/>
    </style:style>
    <style:style style:name="Table2.C5" style:family="table-cell">
      <style:table-cell-properties style:vertical-align="" fo:padding="0.0694in" fo:border="1pt solid #000000"/>
    </style:style>
    <style:style style:name="Table2.D5" style:family="table-cell">
      <style:table-cell-properties style:vertical-align="" fo:padding="0.0694in" fo:border="1pt solid #000000"/>
    </style:style>
    <style:style style:name="Table2.B6" style:family="table-cell">
      <style:table-cell-properties style:vertical-align="" fo:padding="0.0694in" fo:border="1pt solid #000000"/>
    </style:style>
    <style:style style:name="Table2.C6" style:family="table-cell">
      <style:table-cell-properties style:vertical-align="" fo:padding="0.0694in" fo:border="1pt solid #000000"/>
    </style:style>
    <style:style style:name="Table2.D6" style:family="table-cell">
      <style:table-cell-properties style:vertical-align="" fo:padding="0.0694in" fo:border="1pt solid #000000"/>
    </style:style>
    <style:style style:name="Table2.B7" style:family="table-cell">
      <style:table-cell-properties style:vertical-align="" fo:padding="0.0694in" fo:border="1pt solid #000000"/>
    </style:style>
    <style:style style:name="Table2.C7" style:family="table-cell">
      <style:table-cell-properties style:vertical-align="" fo:padding="0.0694in" fo:border="1pt solid #000000"/>
    </style:style>
    <style:style style:name="Table2.D7" style:family="table-cell">
      <style:table-cell-properties style:vertical-align="" fo:padding="0.0694in" fo:border="1pt solid #000000"/>
    </style:style>
    <style:style style:name="Table2.B8" style:family="table-cell">
      <style:table-cell-properties style:vertical-align="" fo:padding="0.0694in" fo:border="1pt solid #000000"/>
    </style:style>
    <style:style style:name="Table2.C8" style:family="table-cell">
      <style:table-cell-properties style:vertical-align="" fo:padding="0.0694in" fo:border="1pt solid #000000"/>
    </style:style>
    <style:style style:name="Table2.D8" style:family="table-cell">
      <style:table-cell-properties style:vertical-align="" fo:padding="0.0694in" fo:border="1pt solid #000000"/>
    </style:style>
    <style:style style:name="P1" style:family="paragraph" style:parent-style-name="Standard">
      <style:paragraph-properties fo:line-height="115%"/>
    </style:style>
    <style:style style:name="P2" style:family="paragraph" style:parent-style-name="Standard">
      <style:paragraph-properties fo:line-height="115%"/>
      <style:text-properties style:font-name="Arial" fo:font-size="11pt" fo:font-weight="bold" style:font-name-asian="Arial1" style:font-size-asian="11pt" style:font-weight-asian="bold" style:font-name-complex="Arial1" style:font-size-complex="11pt"/>
    </style:style>
    <style:style style:name="P3" style:family="paragraph" style:parent-style-name="Standard">
      <style:paragraph-properties fo:orphans="0" fo:widows="0"/>
    </style:style>
    <style:style style:name="P4" style:family="paragraph" style:parent-style-name="Standard">
      <style:paragraph-properties fo:line-height="100%" fo:orphans="0" fo:widows="0"/>
    </style:style>
    <style:style style:name="P5" style:family="paragraph" style:parent-style-name="Standard">
      <loext:graphic-properties draw:fill="solid" draw:fill-color="#282a36"/>
      <style:paragraph-properties fo:line-height="130%" fo:orphans="0" fo:widows="0" fo:background-color="#282a36"/>
    </style:style>
    <style:style style:name="P6" style:family="paragraph" style:parent-style-name="Standard">
      <loext:graphic-properties draw:fill="solid" draw:fill-color="#282a36"/>
      <style:paragraph-properties fo:line-height="130%" fo:orphans="0" fo:widows="0" fo:background-color="#282a36"/>
      <style:text-properties fo:color="#f6f6f4" style:font-name="Courier New" fo:font-size="11.5pt" style:font-name-asian="Courier New1" style:font-size-asian="11.5pt" style:font-name-complex="Courier New1" style:font-size-complex="11.5pt"/>
    </style:style>
    <style:style style:name="P7" style:family="paragraph" style:parent-style-name="Standard">
      <style:paragraph-properties fo:text-align="center" style:justify-single-word="false"/>
    </style:style>
    <style:style style:name="P8" style:family="paragraph" style:parent-style-name="Standard">
      <style:paragraph-properties fo:margin-top="0in" fo:margin-bottom="0in" loext:contextual-spacing="false" fo:line-height="115%"/>
    </style:style>
    <style:style style:name="P9" style:family="paragraph" style:parent-style-name="Standard" style:master-page-name="Standard">
      <style:paragraph-properties style:page-number="1"/>
      <style:text-properties style:font-name="Inter" fo:font-weight="bold" style:font-name-asian="Inter1" style:font-weight-asian="bold" style:font-name-complex="Inter1"/>
    </style:style>
    <style:style style:name="T1" style:family="text">
      <style:text-properties fo:color="#ffffff"/>
    </style:style>
    <style:style style:name="T2" style:family="text">
      <style:text-properties fo:color="#ffffff" style:font-name="Inter" style:font-name-asian="Inter1" style:font-name-complex="Inter1"/>
    </style:style>
    <style:style style:name="T3" style:family="text">
      <style:text-properties fo:color="#999999" style:font-name="Inter" fo:font-size="8pt" style:font-name-asian="Inter1" style:font-size-asian="8pt" style:font-name-complex="Inter1" style:font-size-complex="8pt"/>
    </style:style>
    <style:style style:name="T4" style:family="text">
      <style:text-properties fo:color="#999999"/>
    </style:style>
    <style:style style:name="T5" style:family="text">
      <style:text-properties fo:color="#f4cccc" fo:font-size="8pt" style:font-size-asian="8pt" style:font-size-complex="8pt"/>
    </style:style>
    <style:style style:name="T6" style:family="text">
      <style:text-properties style:font-name="Inter" fo:font-size="9pt" style:font-name-asian="Inter1" style:font-size-asian="9pt" style:font-name-complex="Inter1" style:font-size-complex="9pt"/>
    </style:style>
    <style:style style:name="T7" style:family="text">
      <style:text-properties fo:color="#d9d9d9" fo:font-size="8pt" style:font-size-asian="8pt" style:font-size-complex="8pt"/>
    </style:style>
    <style:style style:name="T8" style:family="text">
      <style:text-properties fo:color="#d9d9d9" style:font-name="Inter" fo:font-size="8pt" style:font-name-asian="Inter1" style:font-size-asian="8pt" style:font-name-complex="Inter1" style:font-size-complex="8pt"/>
    </style:style>
    <style:style style:name="T9" style:family="text">
      <style:text-properties fo:color="#d9d9d9" fo:font-size="5pt" fo:font-style="italic" style:font-size-asian="5pt" style:font-style-asian="italic" style:font-size-complex="5pt"/>
    </style:style>
    <style:style style:name="T10" style:family="text">
      <style:text-properties fo:color="#d9d9d9" fo:font-size="6pt" fo:font-style="italic" style:font-size-asian="6pt" style:font-style-asian="italic" style:font-size-complex="6pt"/>
    </style:style>
    <style:style style:name="T11" style:family="text">
      <style:text-properties fo:color="#ffff00"/>
    </style:style>
    <style:style style:name="T12" style:family="text">
      <style:text-properties fo:color="#ffff00" fo:font-size="8pt" style:text-underline-style="solid" style:text-underline-width="auto" style:text-underline-color="font-color" style:font-size-asian="8pt" style:font-size-complex="8pt"/>
    </style:style>
    <style:style style:name="T13" style:family="text">
      <style:text-properties fo:color="#ffff00" fo:font-size="8pt" style:font-size-asian="8pt" style:font-size-complex="8pt"/>
    </style:style>
    <style:style style:name="T14" style:family="text">
      <style:text-properties fo:color="#1155cc" fo:font-size="8pt" style:text-underline-style="solid" style:text-underline-width="auto" style:text-underline-color="font-color" style:font-size-asian="8pt" style:font-size-complex="8pt"/>
    </style:style>
    <style:style style:name="T15" style:family="text">
      <style:text-properties fo:color="#f286c4" style:font-name="Courier New" fo:font-size="11.5pt" style:font-name-asian="Courier New1" style:font-size-asian="11.5pt" style:font-name-complex="Courier New1" style:font-size-complex="11.5pt"/>
    </style:style>
    <style:style style:name="T16" style:family="text">
      <style:text-properties fo:color="#f6f6f4" style:font-name="Courier New" fo:font-size="11.5pt" style:font-name-asian="Courier New1" style:font-size-asian="11.5pt" style:font-name-complex="Courier New1" style:font-size-complex="11.5pt"/>
    </style:style>
    <style:style style:name="T17" style:family="text">
      <style:text-properties fo:color="#97e1f1" style:font-name="Courier New" fo:font-size="11.5pt" fo:font-style="italic" style:font-name-asian="Courier New1" style:font-size-asian="11.5pt" style:font-style-asian="italic" style:font-name-complex="Courier New1" style:font-size-complex="11.5pt"/>
    </style:style>
    <style:style style:name="T18" style:family="text">
      <style:text-properties fo:color="#62e884" style:font-name="Courier New" fo:font-size="11.5pt" style:font-name-asian="Courier New1" style:font-size-asian="11.5pt" style:font-name-complex="Courier New1" style:font-size-complex="11.5pt"/>
    </style:style>
    <style:style style:name="T19" style:family="text">
      <style:text-properties fo:color="#dee492" style:font-name="Courier New" fo:font-size="11.5pt" style:font-name-asian="Courier New1" style:font-size-asian="11.5pt" style:font-name-complex="Courier New1" style:font-size-complex="11.5pt"/>
    </style:style>
    <style:style style:name="T20" style:family="text">
      <style:text-properties fo:color="#e7ee98" style:font-name="Courier New" fo:font-size="11.5pt" style:font-name-asian="Courier New1" style:font-size-asian="11.5pt" style:font-name-complex="Courier New1" style:font-size-complex="11.5pt"/>
    </style:style>
    <style:style style:name="T21" style:family="text">
      <style:text-properties fo:color="#bf9eee" style:font-name="Courier New" fo:font-size="11.5pt" style:font-name-asian="Courier New1" style:font-size-asian="11.5pt" style:font-name-complex="Courier New1" style:font-size-complex="11.5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able:table table:name="Table1" table:style-name="Table1">
        <table:table-column table:style-name="Table1.A"/>
        <table:table-column table:style-name="Table1.B"/>
        <table:table-row table:style-name="Table1.1">
          <table:table-cell table:style-name="Table1.A1" table:number-columns-spanned="2" office:value-type="string">
            <text:p text:style-name="Standard"><text:span text:style-name="T1">S</text:span><text:span text:style-name="T2">print </text:span><text:span text:style-name="T1">12,</text:span><text:span text:style-name="T2"> </text:span><text:span text:style-name="T1">Assignment 3.4</text:span><text:span text:style-name="T3"><text:line-break/></text:span><text:span text:style-name="T5">Please also update the doc name with correct numbers.</text:span></text:p>
          </table:table-cell>
          <table:covered-table-cell/>
        </table:table-row>
        <table:table-row table:style-name="Table1.1">
          <table:table-cell table:style-name="Table1.A1" table:number-columns-spanned="2" office:value-type="string">
            <text:p text:style-name="Standard"><text:span text:style-name="T1">Assignment type: JS Interactive</text:span></text:p>
          </table:table-cell>
          <table:covered-table-cell/>
        </table:table-row>
        <table:table-row table:style-name="Table1.3">
          <table:table-cell table:style-name="Table1.A1" office:value-type="string">
            <text:p text:style-name="Standard"><text:span text:style-name="T2">Assignment name</text:span></text:p>
            <text:p text:style-name="Standard"><text:span text:style-name="T7">Can remain the same as the assignment topic name, or… <text:line-break/>can be phrased in the active/imperative voice(depending on the task)</text:span><text:span text:style-name="T8">, e.g. “Create your own X</text:span><text:span text:style-name="T3">”</text:span></text:p>
          </table:table-cell>
          <table:table-cell table:style-name="Table1.B3" office:value-type="string">
            <text:p text:style-name="P8"><text:span text:style-name="T4">Create a Painting app using HTML5 Canvas</text:span></text:p>
          </table:table-cell>
        </table:table-row>
        <table:table-row table:style-name="Table1.4">
          <table:table-cell table:style-name="Table1.A1" office:value-type="string">
            <text:p text:style-name="Standard"><text:span text:style-name="T1">Description</text:span></text:p>
            <text:p text:style-name="Standard"><text:span text:style-name="T7">The essential tasks a student must perform in order to complete the assignment</text:span></text:p>
          </table:table-cell>
          <table:table-cell table:style-name="Table1.B4" office:value-type="string">
            <text:p text:style-name="P1">There’s a company that has an idea for a painting application - similar to MS Paint. We need to create a demo. We may add in more functionality later, but for now we just want to create a “canvas” where you can simply draw lines. </text:p>
          </table:table-cell>
        </table:table-row>
        <table:table-row table:style-name="Table1.5">
          <table:table-cell table:style-name="Table1.A1" office:value-type="string">
            <text:p text:style-name="Standard"><text:span text:style-name="T11">Link to full code file (Answer)</text:span></text:p>
            <text:p text:style-name="Standard"><text:span text:style-name="T7">Push a full code file to our</text:span><text:a xlink:type="simple" xlink:href="https://github.com/bitdegree-foundation/academy-assignments-code-files" text:style-name="ListLabel_20_1" text:visited-style-name="ListLabel_20_1"><text:span text:style-name="T14"> </text:span></text:a><text:a xlink:type="simple" xlink:href="https://github.com/bitdegree-foundation/academy-assignments-code-files" text:style-name="ListLabel_20_2" text:visited-style-name="ListLabel_20_2"><text:span text:style-name="T12">GitHub repo</text:span></text:a><text:span text:style-name="T7"> for this sprint’s assignment and paste a link to that file here.</text:span><text:span text:style-name="T13"> </text:span><text:span text:style-name="T7">Please write the file in a concise and clear format, according to the </text:span><text:span text:style-name="T13">“</text:span><text:a xlink:type="simple" xlink:href="https://github.com/bitdegree-foundation/academy-assignments-code-files/blob/master/example-js-code-file.js" text:style-name="ListLabel_20_2" text:visited-style-name="ListLabel_20_2"><text:span text:style-name="T12">example-js-code-file</text:span></text:a><text:span text:style-name="T13">” </text:span><text:span text:style-name="T7">found in our repo.</text:span></text:p>
          </table:table-cell>
          <table:table-cell table:style-name="Table1.B5" office:value-type="string">
            <text:p text:style-name="P1">https://github.com/bitdegree-foundation/academy-assignments-code-files/tree/master/sprint-12/assignment-3</text:p>
          </table:table-cell>
        </table:table-row>
      </table:table>
      <text:p text:style-name="P2"/>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text:span text:style-name="T1">#</text:span></text:p>
          </table:table-cell>
          <table:table-cell table:style-name="Table2.A1" office:value-type="string">
            <text:p text:style-name="P3"><text:span text:style-name="T1">Step</text:span></text:p>
            <text:p text:style-name="P3"><text:span text:style-name="T7">Write each small step of the task. These assignments should be doable by students on their own (without any BitDegree instructor help). It can be any number of steps, but keep them pretty clear and separate (don’t combine 2 steps into 1 step).</text:span></text:p>
          </table:table-cell>
          <table:table-cell table:style-name="Table2.A1" office:value-type="string">
            <text:p text:style-name="P3"><text:span text:style-name="T1">1x hint</text:span></text:p>
            <text:p text:style-name="P3"><text:span text:style-name="T7">Write brief text or partial code that would help the student figure out how to move forward or accomplish the given step.</text:span></text:p>
          </table:table-cell>
          <table:table-cell table:style-name="Table2.A1" office:value-type="string">
            <text:p text:style-name="P3"><text:span text:style-name="T1">Output (if relevant to the step)<text:line-break/></text:span><text:span text:style-name="T7">Our platform will be able to run the code and check the output</text:span></text:p>
          </table:table-cell>
        </table:table-row>
        <table:table-row table:style-name="Table2.2">
          <table:table-cell table:style-name="Table2.A2" office:value-type="string">
            <text:p text:style-name="P3">1</text:p>
          </table:table-cell>
          <table:table-cell table:style-name="Table2.B2" office:value-type="string">
            <text:p text:style-name="P4">Do the basic setup needed. Create the html,css, and js file. Set up a canvas that’s 700 X 400.</text:p>
          </table:table-cell>
          <table:table-cell table:style-name="Table2.C2" office:value-type="string">
            <text:p text:style-name="P4"/>
          </table:table-cell>
          <table:table-cell table:style-name="Table2.D2" office:value-type="string">
            <text:p text:style-name="P4"/>
          </table:table-cell>
        </table:table-row>
        <table:table-row table:style-name="Table2.2">
          <table:table-cell table:style-name="Table2.A2" office:value-type="string">
            <text:p text:style-name="P3">2</text:p>
          </table:table-cell>
          <table:table-cell table:style-name="Table2.B3" office:value-type="string">
            <text:p text:style-name="P4">Create the basic variables needed for our application. We’ll need a canvas and the setup for how we want the “stroke” on our paintbrush to be.</text:p>
          </table:table-cell>
          <table:table-cell table:style-name="Table2.C3" office:value-type="string">
            <text:p text:style-name="P4"/>
          </table:table-cell>
          <table:table-cell table:style-name="Table2.D3" office:value-type="string">
            <text:p text:style-name="P5"><text:span text:style-name="T15">const</text:span><text:span text:style-name="T16"> canvas </text:span><text:span text:style-name="T15">=</text:span><text:span text:style-name="T16"> </text:span><text:span text:style-name="T17">document</text:span><text:span text:style-name="T15">.</text:span><text:span text:style-name="T18">querySelector</text:span><text:span text:style-name="T16">(</text:span><text:span text:style-name="T19">'</text:span><text:span text:style-name="T20">canvas</text:span><text:span text:style-name="T19">'</text:span><text:span text:style-name="T16">);</text:span></text:p>
            <text:p text:style-name="P5"><text:span text:style-name="T15">const</text:span><text:span text:style-name="T16"> ctx </text:span><text:span text:style-name="T15">=</text:span><text:span text:style-name="T16"> canvas</text:span><text:span text:style-name="T15">.</text:span><text:span text:style-name="T18">getContext</text:span><text:span text:style-name="T16">(</text:span><text:span text:style-name="T19">'</text:span><text:span text:style-name="T20">2d</text:span><text:span text:style-name="T19">'</text:span><text:span text:style-name="T16">);</text:span></text:p>
            <text:p text:style-name="P6"/>
            <text:p text:style-name="P5"><text:span text:style-name="T16">ctx</text:span><text:span text:style-name="T15">.</text:span><text:span text:style-name="T16">lineJoin </text:span><text:span text:style-name="T15">=</text:span><text:span text:style-name="T16"> </text:span><text:span text:style-name="T19">'</text:span><text:span text:style-name="T20">round</text:span><text:span text:style-name="T19">'</text:span><text:span text:style-name="T16">;</text:span></text:p>
            <text:p text:style-name="P5"><text:span text:style-name="T16">ctx</text:span><text:span text:style-name="T15">.</text:span><text:span text:style-name="T16">lineCap </text:span><text:span text:style-name="T15">=</text:span><text:span text:style-name="T16"> </text:span><text:span text:style-name="T19">'</text:span><text:span text:style-name="T20">round</text:span><text:span text:style-name="T19">'</text:span><text:span text:style-name="T16">;</text:span></text:p>
            <text:p text:style-name="P5"><text:span text:style-name="T16">ctx</text:span><text:span text:style-name="T15">.</text:span><text:span text:style-name="T16">lineWidth </text:span><text:span text:style-name="T15">=</text:span><text:span text:style-name="T16"> </text:span><text:span text:style-name="T21">10</text:span><text:span text:style-name="T16">;</text:span></text:p>
            <text:p text:style-name="P5"><text:span text:style-name="T16">ctx</text:span><text:span text:style-name="T15">.</text:span><text:span text:style-name="T16">strokeStyle </text:span><text:span text:style-name="T15">=</text:span><text:span text:style-name="T16"> </text:span><text:span text:style-name="T19">'</text:span><text:span text:style-name="T20">green</text:span><text:span text:style-name="T19">'</text:span><text:span text:style-name="T16">;</text:span></text:p>
            <text:p text:style-name="P4"/>
          </table:table-cell>
        </table:table-row>
        <table:table-row table:style-name="Table2.2">
          <table:table-cell table:style-name="Table2.A2" office:value-type="string">
            <text:p text:style-name="P3">3</text:p>
          </table:table-cell>
          <table:table-cell table:style-name="Table2.B4" office:value-type="string">
            <text:p text:style-name="P4">Now, since this is a drawing application let’s think about the variables we’ll need for that and create them. </text:p>
          </table:table-cell>
          <table:table-cell table:style-name="Table2.C4" office:value-type="string">
            <text:p text:style-name="P4">We’ll need to keep track of if the user is <text:s/>drawing and the coordinates at which they’re drawing. </text:p>
          </table:table-cell>
          <table:table-cell table:style-name="Table2.D4" office:value-type="string">
            <text:p text:style-name="P5"><text:span text:style-name="T15">let</text:span><text:span text:style-name="T16"> isDrawing </text:span><text:span text:style-name="T15">=</text:span><text:span text:style-name="T16"> </text:span><text:span text:style-name="T21">false</text:span><text:span text:style-name="T16">;</text:span></text:p>
            <text:p text:style-name="P5"><text:span text:style-name="T15">let</text:span><text:span text:style-name="T16"> lastX </text:span><text:span text:style-name="T15">=</text:span><text:span text:style-name="T16"> </text:span><text:span text:style-name="T21">0</text:span><text:span text:style-name="T16">;</text:span></text:p>
            <text:p text:style-name="P5"><text:span text:style-name="T15">let</text:span><text:span text:style-name="T16"> lastY </text:span><text:span text:style-name="T15">=</text:span><text:span text:style-name="T16"> </text:span><text:span text:style-name="T21">0</text:span><text:span text:style-name="T16">;</text:span></text:p>
            <text:p text:style-name="P4"/>
          </table:table-cell>
        </table:table-row>
        <table:table-row table:style-name="Table2.2">
          <table:table-cell table:style-name="Table2.A2" office:value-type="string">
            <text:p text:style-name="P3">4</text:p>
          </table:table-cell>
          <table:table-cell table:style-name="Table2.B5" office:value-type="string">
            <text:p text:style-name="P4">We need to add some functionality now. So we need something like a draw function. </text:p>
          </table:table-cell>
          <table:table-cell table:style-name="Table2.C5" office:value-type="string">
            <text:p text:style-name="P4">We’ll need to check if the user is drawing. If so, we’ll want to draw the brush according to the coordinates.</text:p>
          </table:table-cell>
          <table:table-cell table:style-name="Table2.D5" office:value-type="string">
            <text:p text:style-name="P5"><text:span text:style-name="T15">function</text:span><text:span text:style-name="T16"> </text:span><text:span text:style-name="T18">draw</text:span><text:span text:style-name="T16">(e) {</text:span></text:p>
            <text:p text:style-name="P5"><text:span text:style-name="T16"><text:s text:c="2"/></text:span><text:span text:style-name="T15">if</text:span><text:span text:style-name="T16"> (</text:span><text:span text:style-name="T15">!</text:span><text:span text:style-name="T16">isDrawing) </text:span><text:span text:style-name="T15">return</text:span><text:span text:style-name="T16">;</text:span></text:p>
            <text:p text:style-name="P5"><text:span text:style-name="T16"><text:s text:c="2"/>ctx</text:span><text:span text:style-name="T15">.</text:span><text:span text:style-name="T18">beginPath</text:span><text:span text:style-name="T16">();</text:span></text:p>
            <text:p text:style-name="P5"><text:span text:style-name="T16"><text:s text:c="2"/>ctx</text:span><text:span text:style-name="T15">.</text:span><text:span text:style-name="T18">moveTo</text:span><text:span text:style-name="T16">(lastX, lastY);</text:span></text:p>
            <text:p text:style-name="P5"><text:span text:style-name="T16"><text:s text:c="2"/>ctx</text:span><text:span text:style-name="T15">.</text:span><text:span text:style-name="T18">lineTo</text:span><text:span text:style-name="T16">(e</text:span><text:span text:style-name="T15">.</text:span><text:span text:style-name="T16">offsetX, e</text:span><text:span text:style-name="T15">.</text:span><text:span text:style-name="T16">offsetY);</text:span></text:p>
            <text:p text:style-name="P5"><text:span text:style-name="T16"><text:s text:c="2"/>ctx</text:span><text:span text:style-name="T15">.</text:span><text:span text:style-name="T18">stroke</text:span><text:span text:style-name="T16">();</text:span></text:p>
            <text:p text:style-name="P5"><text:span text:style-name="T16"><text:s text:c="2"/>[lastX, lastY] </text:span><text:span text:style-name="T15">=</text:span><text:span text:style-name="T16"> [e</text:span><text:span text:style-name="T15">.</text:span><text:span text:style-name="T16">offsetX, e</text:span><text:span text:style-name="T15">.</text:span><text:span text:style-name="T16">offsetY];</text:span></text:p>
            <text:p text:style-name="P5"><text:span text:style-name="T16">}</text:span></text:p>
            <text:p text:style-name="P6"/>
          </table:table-cell>
        </table:table-row>
        <table:table-row table:style-name="Table2.2">
          <table:table-cell table:style-name="Table2.A2" office:value-type="string">
            <text:p text:style-name="P3">5</text:p>
          </table:table-cell>
          <table:table-cell table:style-name="Table2.B6" office:value-type="string">
            <text:p text:style-name="P4">We’ll also need to listen for these events on our canvas. Only drawing on mousedown would be a nice feature. </text:p>
          </table:table-cell>
          <table:table-cell table:style-name="Table2.C6" office:value-type="string">
            <text:p text:style-name="P4"/>
          </table:table-cell>
          <table:table-cell table:style-name="Table2.D6" office:value-type="string">
            <text:p text:style-name="P5"><text:span text:style-name="T16">canvas</text:span><text:span text:style-name="T15">.</text:span><text:span text:style-name="T18">addEventListener</text:span><text:span text:style-name="T16">(</text:span><text:span text:style-name="T19">'</text:span><text:span text:style-name="T20">mousedown</text:span><text:span text:style-name="T19">'</text:span><text:span text:style-name="T16">, (e) </text:span><text:span text:style-name="T15">=&gt;</text:span><text:span text:style-name="T16"> {</text:span></text:p>
            <text:p text:style-name="P5"><text:span text:style-name="T16"><text:s text:c="2"/>isDrawing </text:span><text:span text:style-name="T15">=</text:span><text:span text:style-name="T16"> </text:span><text:span text:style-name="T21">true</text:span><text:span text:style-name="T16">;</text:span></text:p>
            <text:p text:style-name="P5"><text:span text:style-name="T16"><text:s text:c="2"/>[lastX, lastY] </text:span><text:span text:style-name="T15">=</text:span><text:span text:style-name="T16"> [e</text:span><text:span text:style-name="T15">.</text:span><text:span text:style-name="T16">offsetX, e</text:span><text:span text:style-name="T15">.</text:span><text:span text:style-name="T16">offsetY];</text:span></text:p>
            <text:p text:style-name="P5"><text:span text:style-name="T16">});</text:span></text:p>
            <text:p text:style-name="P6"/>
            <text:p text:style-name="P5"><text:span text:style-name="T16">canvas</text:span><text:span text:style-name="T15">.</text:span><text:span text:style-name="T18">addEventListener</text:span><text:span text:style-name="T16">(</text:span><text:span text:style-name="T19">'</text:span><text:span text:style-name="T20">mousemove</text:span><text:span text:style-name="T19">'</text:span><text:span text:style-name="T16">, draw);</text:span></text:p>
            <text:p text:style-name="P5"><text:span text:style-name="T16">canvas</text:span><text:span text:style-name="T15">.</text:span><text:span text:style-name="T18">addEventListener</text:span><text:span text:style-name="T16">(</text:span><text:span text:style-name="T19">'</text:span><text:span text:style-name="T20">mouseup</text:span><text:span text:style-name="T19">'</text:span><text:span text:style-name="T16">, () </text:span><text:span text:style-name="T15">=&gt;</text:span><text:span text:style-name="T16"> (isDrawing </text:span><text:span text:style-name="T15">=</text:span><text:span text:style-name="T16"> </text:span><text:span text:style-name="T21">false</text:span><text:span text:style-name="T16">));</text:span></text:p>
            <text:p text:style-name="P5"><text:span text:style-name="T16">canvas</text:span><text:span text:style-name="T15">.</text:span><text:span text:style-name="T18">addEventListener</text:span><text:span text:style-name="T16">(</text:span><text:span text:style-name="T19">'</text:span><text:span text:style-name="T20">mouseout</text:span><text:span text:style-name="T19">'</text:span><text:span text:style-name="T16">, () </text:span><text:span text:style-name="T15">=&gt;</text:span><text:span text:style-name="T16"> (isDrawing </text:span><text:span text:style-name="T15">=</text:span><text:span text:style-name="T16"> </text:span><text:span text:style-name="T21">false</text:span><text:span text:style-name="T16">));</text:span></text:p>
            <text:p text:style-name="P4"/>
          </table:table-cell>
        </table:table-row>
        <table:table-row table:style-name="Table2.2">
          <table:table-cell table:style-name="Table2.A2" office:value-type="string">
            <text:p text:style-name="P3">6</text:p>
          </table:table-cell>
          <table:table-cell table:style-name="Table2.B7" office:value-type="string">
            <text:p text:style-name="P4"/>
          </table:table-cell>
          <table:table-cell table:style-name="Table2.C7" office:value-type="string">
            <text:p text:style-name="P4"/>
          </table:table-cell>
          <table:table-cell table:style-name="Table2.D7" office:value-type="string">
            <text:p text:style-name="P4"/>
          </table:table-cell>
        </table:table-row>
        <table:table-row table:style-name="Table2.2">
          <table:table-cell table:style-name="Table2.A2" office:value-type="string">
            <text:p text:style-name="P3">...</text:p>
          </table:table-cell>
          <table:table-cell table:style-name="Table2.B8" office:value-type="string">
            <text:p text:style-name="P4"/>
          </table:table-cell>
          <table:table-cell table:style-name="Table2.C8" office:value-type="string">
            <text:p text:style-name="P4"/>
          </table:table-cell>
          <table:table-cell table:style-name="Table2.D8" office:value-type="string">
            <text:p text:style-name="P4"/>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Inter" svg:font-family="Inter"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Inter1" svg:font-family="Inter"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Inter" fo:font-size="10pt" fo:language="en" fo:country="none" style:letter-kerning="false" style:font-name-asian="Inter1" style:font-size-asian="10pt" style:language-asian="zh" style:country-asian="CN" style:font-name-complex="Inter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Inter" fo:font-size="10pt" fo:language="en" fo:country="none" style:letter-kerning="false" style:font-name-asian="Inter1" style:font-size-asian="10pt" style:language-asian="zh" style:country-asian="CN" style:font-name-complex="Inter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fo:color="#1155cc" fo:font-size="8pt" style:text-underline-style="solid" style:text-underline-width="auto" style:text-underline-color="font-color"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color="#ffff00" fo:font-size="8pt" style:text-underline-style="solid" style:text-underline-width="auto" style:text-underline-color="font-color" style:font-size-asian="8pt" style:font-size-complex="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11in" fo:page-height="8.5in" style:num-format="1" style:print-orientation="landscape" fo:margin-top="0.5in" fo:margin-bottom="1in" fo:margin-left="1in" fo:margin-right="1in" style:writing-mode="lr-tb" style:layout-grid-color="#c0c0c0" style:layout-grid-lines="1651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MP1"><draw:frame draw:style-name="Mfr1" draw:name="image1.png" text:anchor-type="as-char" svg:width="0.9898in" svg:height="0.2839in" draw:z-index="0"><draw:image xlink:href="Pictures/1000020100000255000000AD7AFDD7566E1DB799.png" xlink:type="simple" xlink:show="embed" xlink:actuate="onLoad" loext:mime-type="image/png"/></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1" meta:object-count="0" meta:page-count="1" meta:paragraph-count="56" meta:word-count="466" meta:character-count="2892" meta:non-whitespace-character-count="2458"/>
    <meta:generator>LibreOfficeDev/6.0.5.2$Linux_X86_64 LibreOffice_project/</meta:generator>
  </office:meta>
</office:document-meta>
</file>